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細明體" svg:font-family="細明體, MingLiU" style:font-family-generic="modern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ing_20_3">
      <style:text-properties fo:font-size="18pt" style:font-name-asian="華康中楷體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font-name-asian="華康中楷體" style:font-size-asian="18pt" style:font-size-complex="18pt"/>
    </style:style>
    <style:style style:name="P4" style:family="paragraph" style:parent-style-name="Standard">
      <style:text-properties fo:font-size="18pt" style:font-name-asian="Times New Roman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8pt" style:font-name-asian="華康中楷體" style:font-size-asian="18pt" style:font-size-complex="18pt"/>
    </style:style>
    <style:style style:name="P6" style:family="paragraph" style:parent-style-name="Standard">
      <style:text-properties style:font-name="標楷體" fo:font-size="18pt" style:font-name-asian="標楷體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標楷體" fo:font-size="22pt" style:font-name-asian="標楷體" style:font-size-asian="22pt" style:font-size-complex="26pt"/>
    </style:style>
    <style:style style:name="P9" style:family="paragraph" style:parent-style-name="Standard">
      <style:paragraph-properties fo:text-align="center" style:justify-single-word="false"/>
      <style:text-properties fo:font-size="16pt" style:font-name-asian="華康中楷體" style:font-size-asian="16pt" style:font-size-complex="18pt"/>
    </style:style>
    <style:style style:name="P10" style:family="paragraph" style:parent-style-name="Standard">
      <style:paragraph-properties fo:margin-left="0cm" fo:margin-right="0cm" fo:text-indent="0.706cm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1">
      <style:text-properties fo:font-size="20pt" style:font-name-asian="華康中楷體" style:font-size-asian="20pt" style:font-size-complex="18pt"/>
    </style:style>
    <style:style style:name="P14" style:family="paragraph" style:parent-style-name="Heading_20_1">
      <style:text-properties fo:font-size="16pt" style:font-size-asian="16pt"/>
    </style:style>
    <style:style style:name="T1" style:family="text">
      <style:text-properties style:font-name="標楷體" fo:font-size="24pt" style:font-name-asian="標楷體" style:font-size-asian="24pt" style:font-size-complex="24pt"/>
    </style:style>
    <style:style style:name="T2" style:family="text">
      <style:text-properties style:font-name="標楷體" fo:font-size="24pt" style:font-name-asian="標楷體" style:font-size-asian="24pt" style:font-size-complex="24pt"/>
    </style:style>
    <style:style style:name="T3" style:family="text">
      <style:text-properties style:font-name="標楷體" fo:font-size="18pt" style:font-name-asian="標楷體" style:font-size-asian="18pt" style:font-size-complex="18pt"/>
    </style:style>
    <style:style style:name="T4" style:family="text">
      <style:text-properties style:font-name="標楷體" fo:font-size="18pt" style:font-name-asian="標楷體" style:font-size-asian="18pt" style:font-size-complex="18pt"/>
    </style:style>
    <style:style style:name="T5" style:family="text">
      <style:text-properties style:font-name="標楷體" fo:font-size="22pt" style:font-name-asian="標楷體" style:font-size-asian="22pt" style:font-size-complex="18pt"/>
    </style:style>
    <style:style style:name="T6" style:family="text">
      <style:text-properties fo:font-size="20pt" style:font-name-asian="華康中楷體" style:font-size-asian="20pt" style:font-size-complex="18pt"/>
    </style:style>
    <style:style style:name="T7" style:family="text">
      <style:text-properties fo:font-size="20pt" style:font-name-asian="華康中楷體" style:font-size-asian="20pt" style:font-size-complex="18pt"/>
    </style:style>
    <style:style style:name="T8" style:family="text">
      <style:text-properties style:font-name-asian="華康中楷體" style:font-size-complex="18pt"/>
    </style:style>
    <style:style style:name="T9" style:family="text">
      <style:text-properties fo:font-size="18pt" style:font-name-asian="華康中楷體" style:font-size-asian="18pt" style:font-size-complex="18pt"/>
    </style:style>
    <style:style style:name="T10" style:family="text">
      <style:text-properties fo:font-size="18pt" style:font-name-asian="Times New Roman" style:font-size-asian="18pt" style:font-size-complex="18pt"/>
    </style:style>
    <style:style style:name="T11" style:family="text">
      <style:text-properties fo:font-size="18pt" style:font-name-asian="細明體" style:font-size-asian="18pt" style:font-size-complex="18pt"/>
    </style:style>
    <style:style style:name="T12" style:family="text">
      <style:text-properties style:font-name-asian="細明體"/>
    </style:style>
    <style:style style:name="T13" style:family="text">
      <style:text-properties fo:font-size="16pt" style:font-name-asian="華康中楷體" style:font-size-asian="16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NGPLS - </text:span><text:span text:style-name="T1">一個非GPS之定位系統</text:span></text:p>
      <text:p text:style-name="P10"><text:span text:style-name="T6">NGPLS </text:span><text:span text:style-name="T6">–</text:span><text:span text:style-name="T6"> A Non GPS Position Location System</text:span></text:p>
      <text:h text:style-name="P13" text:outline-level="1"/>
      <text:p text:style-name="P3"/>
      <text:p text:style-name="P3"/>
      <text:p text:style-name="Standard"><text:span text:style-name="T3">研</text:span><text:span text:style-name="T3"> </text:span><text:span text:style-name="T3">究</text:span><text:span text:style-name="T3"> </text:span><text:span text:style-name="T3">生</text:span><text:span text:style-name="T3">:</text:span><text:span text:style-name="T3"> 范 大 銘</text:span><text:span text:style-name="T3"> <text:s text:c="2"/></text:span><text:span text:style-name="T10"><text:s/></text:span><text:span text:style-name="T11">Student : Da-Ming Fan</text:span></text:p>
      <text:p text:style-name="Standard"><text:span text:style-name="T3">指導教授</text:span><text:span text:style-name="T3">:</text:span><text:span text:style-name="T3"> 黃 志 銘</text:span><text:span text:style-name="T3"> <text:s text:c="3"/></text:span><text:span text:style-name="T11">Advisor : Chih-Ming Huang</text:span></text:p>
      <text:p text:style-name="P4"><text:s text:c="11"/></text:p>
      <text:p text:style-name="P3"/>
      <text:p text:style-name="P7"/>
      <text:p text:style-name="P2"><text:span text:style-name="T3">國</text:span><text:span text:style-name="T3"> </text:span><text:span text:style-name="T3">立</text:span><text:span text:style-name="T3"> </text:span><text:span text:style-name="T3">交</text:span><text:span text:style-name="T3"> </text:span><text:span text:style-name="T3">通</text:span><text:span text:style-name="T3"> </text:span><text:span text:style-name="T3">大</text:span><text:span text:style-name="T3"> </text:span><text:span text:style-name="T3">學</text:span></text:p>
      <text:p text:style-name="P6"/>
      <text:p text:style-name="P8">工學院精密與自動化工程學程</text:p>
      <text:p text:style-name="P7"/>
      <text:p text:style-name="P2"><text:span text:style-name="T3">碩</text:span><text:span text:style-name="T3"> <text:s/></text:span><text:span text:style-name="T3">士</text:span><text:span text:style-name="T3"> <text:s/></text:span><text:span text:style-name="T3">論</text:span><text:span text:style-name="T3"> <text:s/></text:span><text:span text:style-name="T3">文</text:span></text:p>
      <text:p text:style-name="P5"/>
      <text:h text:style-name="P1" text:outline-level="3"/>
      <text:h text:style-name="Heading_20_3" text:outline-level="3">A Thesis </text:h>
      <text:h text:style-name="P12" text:outline-level="2">Submitted to Degree Program of Automation and Precision Engineering</text:h>
      <text:p text:style-name="P9">College of Engineering</text:p>
      <text:p text:style-name="P9">National Chiao Tung University</text:p>
      <text:p text:style-name="P9">in Partial Fulfillment of the Requirements</text:p>
      <text:p text:style-name="P9">for the Degree of</text:p>
      <text:h text:style-name="P14" text:outline-level="1">Master of Science</text:h>
      <text:p text:style-name="P9">in</text:p>
      <text:p text:style-name="P9">Automation and Precision Engineering</text:p>
      <text:p text:style-name="P9">June 2002</text:p>
      <text:p text:style-name="P9">Hsinchu, Taiwan, Republic of China</text:p>
      <text:p text:style-name="P3"/>
      <text:p text:style-name="P7"/>
      <text:p text:style-name="P2"><text:span text:style-name="T3">中華民國</text:span><text:span text:style-name="T3"> </text:span><text:span text:style-name="T3">九十一</text:span><text:span text:style-name="T3"> </text:span><text:span text:style-name="T3">年</text:span><text:span text:style-name="T3"> <text:s/></text:span><text:span text:style-name="T3">六</text:span><text:span text:style-name="T3"> </text:span><text:span text:style-name="T3">月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細明體" svg:font-family="細明體, MingLiU" style:font-family-generic="modern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635cm" fo:text-align="center" style:justify-single-word="false" fo:keep-with-next="always" style:vertical-align="baseline"/>
      <style:text-properties fo:font-size="18pt" style:letter-kerning="true" style:font-name-asian="華康中楷體" style:font-family-asian="華康中楷體" style:font-family-generic-asian="modern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635cm" fo:keep-with-next="always" style:vertical-align="baseline"/>
      <style:text-properties fo:font-size="14pt" style:letter-kerning="true" style:font-name-asian="華康中楷體" style:font-family-asian="華康中楷體" style:font-family-generic-asian="modern" style:font-size-asian="14pt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0.635cm" fo:text-align="center" style:justify-single-word="false" fo:keep-with-next="always" style:vertical-align="baseline"/>
      <style:text-properties fo:font-size="16pt" style:letter-kerning="true" style:font-name-asian="華康中楷體" style:font-family-asian="華康中楷體" style:font-family-generic-asian="modern" style:font-size-asian="16pt" style:font-size-complex="18pt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GPLS - 一個非GPS之定位系統</dc:title>
    <meta:initial-creator>user</meta:initial-creator>
    <meta:creation-date>2002-11-10T19:15:00</meta:creation-date>
    <dc:creator>user</dc:creator>
    <dc:date>2009-05-15T10:17:00</dc:date>
    <meta:editing-cycles>3</meta:editing-cycles>
    <meta:document-statistic meta:table-count="0" meta:image-count="0" meta:object-count="0" meta:page-count="1" meta:paragraph-count="20" meta:word-count="117" meta:character-count="483" meta:non-whitespace-character-count="392"/>
    <meta:generator>LibreOffice/5.1.4.2$Windows_x86 LibreOffice_project/f99d75f39f1c57ebdd7ffc5f42867c12031db97a</meta:generator>
  </office:meta>
</office:document-meta>
</file>